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table:style-name="Default" office:value-type="string" calcext:value-type="string">
            <text:p>#Aufgabe 1 Eichung</text:p>
          </table:table-cell>
          <table:table-cell table:style-name="Default" office:value-type="string" calcext:value-type="string">
            <text:p>1.Messung</text:p>
          </table:table-cell>
          <table:table-cell table:style-name="Default" office:value-type="string" calcext:value-type="string">
            <text:p>2.Messung</text:p>
          </table:table-cell>
          <table:table-cell table:style-name="Default" office:value-type="string" calcext:value-type="string">
            <text:p>3.Messung</text:p>
          </table:table-cell>
        </table:table-row>
        <table:table-row table:style-name="ro1">
          <table:table-cell table:style-name="Default" office:value-type="string" calcext:value-type="string">
            <text:p># Periodenanzahl</text:p>
          </table:table-cell>
          <table:table-cell table:style-name="Default" office:value-type="string" calcext:value-type="string">
            <text:p>Zeit in s</text:p>
          </table:table-cell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991" calcext:value-type="float">
            <text:p>7,991</text:p>
          </table:table-cell>
          <table:table-cell office:value-type="float" office:value="7.984" calcext:value-type="float">
            <text:p>7,984</text:p>
          </table:table-cell>
          <table:table-cell office:value-type="float" office:value="7.983" calcext:value-type="float">
            <text:p>7,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6" calcext:value-type="float">
            <text:p>15,996</text:p>
          </table:table-cell>
          <table:table-cell office:value-type="float" office:value="15.992" calcext:value-type="float">
            <text:p>15,992</text:p>
          </table:table-cell>
          <table:table-cell office:value-type="float" office:value="16.002" calcext:value-type="float">
            <text:p>16,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4.003" calcext:value-type="float">
            <text:p>24,003</text:p>
          </table:table-cell>
          <table:table-cell office:value-type="float" office:value="24.005" calcext:value-type="float">
            <text:p>24,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004" calcext:value-type="float">
            <text:p>32,004</text:p>
          </table:table-cell>
          <table:table-cell office:value-type="float" office:value="32.011" calcext:value-type="float">
            <text:p>32,011</text:p>
          </table:table-cell>
          <table:table-cell office:value-type="float" office:value="32.013" calcext:value-type="float">
            <text:p>32,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007" calcext:value-type="float">
            <text:p>40,007</text:p>
          </table:table-cell>
          <table:table-cell office:value-type="float" office:value="40.019" calcext:value-type="float">
            <text:p>40,019</text:p>
          </table:table-cell>
          <table:table-cell office:value-type="float" office:value="40.018" calcext:value-type="float">
            <text:p>40,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.01" calcext:value-type="float">
            <text:p>48,01</text:p>
          </table:table-cell>
          <table:table-cell office:value-type="float" office:value="48.041" calcext:value-type="float">
            <text:p>48,041</text:p>
          </table:table-cell>
          <table:table-cell office:value-type="float" office:value="48.044" calcext:value-type="float">
            <text:p>48,0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.013" calcext:value-type="float">
            <text:p>56,013</text:p>
          </table:table-cell>
          <table:table-cell office:value-type="float" office:value="56.051" calcext:value-type="float">
            <text:p>56,051</text:p>
          </table:table-cell>
          <table:table-cell office:value-type="float" office:value="56.05" calcext:value-type="float">
            <text:p>56,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016" calcext:value-type="float">
            <text:p>64,016</text:p>
          </table:table-cell>
          <table:table-cell office:value-type="float" office:value="64.06" calcext:value-type="float">
            <text:p>64,06</text:p>
          </table:table-cell>
          <table:table-cell office:value-type="float" office:value="64.061" calcext:value-type="float">
            <text:p>64,0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.019" calcext:value-type="float">
            <text:p>72,019</text:p>
          </table:table-cell>
          <table:table-cell office:value-type="float" office:value="72.071" calcext:value-type="float">
            <text:p>72,071</text:p>
          </table:table-cell>
          <table:table-cell office:value-type="float" office:value="72.07" calcext:value-type="float">
            <text:p>72,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.01" calcext:value-type="float">
            <text:p>80,01</text:p>
          </table:table-cell>
          <table:table-cell office:value-type="float" office:value="80.069" calcext:value-type="float">
            <text:p>80,069</text:p>
          </table:table-cell>
          <table:table-cell office:value-type="float" office:value="80.068" calcext:value-type="float">
            <text:p>80,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22:53:55.4803916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53:42.241102434</meta:creation-date>
    <dc:date>2016-12-20T23:07:47.063188058</dc:date>
    <meta:editing-duration>PT29M11S</meta:editing-duration>
    <meta:editing-cycles>4</meta:editing-cycles>
    <meta:generator>LibreOffice/5.1.4.2$Linux_x86 LibreOffice_project/10m0$Build-2</meta:generator>
    <meta:document-statistic meta:table-count="1" meta:cell-count="46" meta:object-count="0"/>
  </office:meta>
</office:document-meta>
</file>